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14200002C588C79124B.svm"/>
  <manifest:file-entry manifest:media-type="" manifest:full-path="Pictures/2000000700005D5400004D500A1FE26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start" style:justify-single-word="false"/>
    </style:style>
    <style:style style:name="P3" style:family="paragraph" style:parent-style-name="Standard" style:list-style-name="L2">
      <style:paragraph-properties fo:text-align="start" style:justify-single-word="false"/>
    </style:style>
    <style:style style:name="T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O</text:p>
      <text:p text:style-name="P1"/>
      <text:list xml:id="list8819090424342645625" text:style-name="L2">
        <text:list-item>
          <text:p text:style-name="P3"><text:span text:style-name="T1">He usado el programa ScreamingFrog para crear un sitemap.xml de mi sitio web, este archivo funciona como una tabla de contenidos del sitio web para que los rastreadores de los motores de busqueda tengan acceso a los elementos esenciales e indexen el sitio web correctamente. Despues de subir el sitemap a mi sitio web se lo he enviado a Google mediante el Google Search Console.</text:span></text:p>
          <text:p text:style-name="P3"><text:span text:style-name="T1"/></text:p>
        </text:list-item>
      </text:list>
      <text:p text:style-name="P2"><draw:frame draw:style-name="fr1" draw:name="gráficos1" text:anchor-type="paragraph" svg:width="16.364cm" svg:height="13.555cm" draw:z-index="0"><draw:image xlink:href="Pictures/2000000700005D5400004D500A1FE26B.svm" xlink:type="simple" xlink:show="embed" xlink:actuate="onLoad"/></draw:frame><text:span text:style-name="T1"/></text:p>
      <text:p text:style-name="P2"><text:span text:style-name="T1"/></text:p>
      <text:list xml:id="list43395345" text:continue-numbering="true" text:style-name="L2">
        <text:list-item>
          <text:p text:style-name="P3"><text:span text:style-name="T1">He usado palabras clave relacionadas con el tema del sitio web en las imágenes, en la páginas, y en la meta descripción de la pagina: </text:span></text:p>
          <text:p text:style-name="P3"><text:span text:style-name="T1">&lt;meta name="description" content="Crebici es la mejor (unica) tienda de alquiler de bicicletas en Crevillente donde podras alquilar las mejores bicicletas del mercado."&gt;</text:span></text:p>
          <text:p text:style-name="P3"><text:span text:style-name="T1">&lt;meta name="keywords" content="alquiler bicicletas, bicicleta electrica, bicicleta montaña, bicicleta carretera, bh, kross, madison, cube, alquiler, alquilar, bicicleta, bici, alquiler bici, bici electrica, bici montaña, bici carretera"&gt;</text:span></text:p>
        </text:list-item>
      </text:list>
      <text:p text:style-name="P2"><text:span text:style-name="T1"/></text:p>
      <text:list xml:id="list43404627" text:continue-numbering="true" text:style-name="L2">
        <text:list-item>
          <text:p text:style-name="P3"><text:span text:style-name="T1">He creado el archivo robot.txt dando acceso a todos los buscadores e indicando la direccion del sitemap.</text:span></text:p>
        </text:list-item>
      </text:list>
      <text:p text:style-name="P2"><text:span text:style-name="T1"/></text:p>
      <text:p text:style-name="P2"><text:span text:style-name="T1"/></text:p>
      <text:p text:style-name="P2"><text:span text:style-name="T1"/></text:p>
      <text:p text:style-name="P2"><text:span text:style-name="T1"/></text:p>
      <text:list xml:id="list43391260" text:continue-numbering="true" text:style-name="L2">
        <text:list-item>
          <text:p text:style-name="P3"><text:soft-page-break/><text:span text:style-name="T1">He creado un certificado SSL para el sitio web mediante la página </text:span><text:a xlink:type="simple" xlink:href="https://www.sslforfree.com/" text:style-name="Internet_20_link" text:visited-style-name="Visited_20_Internet_20_Link">https://www.sslforfree.com</text:a><text:span text:style-name="T1"> </text:span></text:p>
        </text:list-item>
      </text:list>
      <text:p text:style-name="P2"><text:span text:style-name="T1"/></text:p>
      <text:p text:style-name="P2"><draw:frame draw:style-name="fr2" draw:name="gráficos2" text:anchor-type="paragraph" svg:width="16.999cm" svg:height="7.751cm" draw:z-index="1"><draw:image xlink:href="Pictures/200000070000614200002C588C79124B.svm" xlink:type="simple" xlink:show="embed" xlink:actuate="onLoad"/></draw:fram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7M13S</meta:editing-duration>
    <meta:editing-cycles>3</meta:editing-cycles>
    <meta:generator>OpenOffice/4.1.5$Win32 OpenOffice.org_project/415m1$Build-9789</meta:generator>
    <dc:date>2019-06-13T23:18:17.51</dc:date>
    <meta:document-statistic meta:table-count="0" meta:image-count="2" meta:object-count="0" meta:page-count="2" meta:paragraph-count="7" meta:word-count="174" meta:character-count="1128"/>
    <dc:creator>Kilian Navarro Berna</dc:creator>
    <meta:user-defined meta:name="Info 1"/>
    <meta:user-defined meta:name="Info 2"/>
    <meta:user-defined meta:name="Info 3"/>
    <meta:user-defined meta:name="Info 4"/>
  </office:meta>
</office:document-meta>
</file>